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3C0000003C02F1000B9FA0C64E9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rsid="001a5ba5" officeooo:paragraph-rsid="0039eac1" fo:background-color="#f7d418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rsid="002fd806" officeooo:paragraph-rsid="0036ba07" fo:background-color="#f7d41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paragraph-rsid="002fd806" fo:background-color="#f7d41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omic Sans MS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T1" style:family="text">
      <style:text-properties officeooo:rsid="0035a256"/>
    </style:style>
    <style:style style:name="T2" style:family="text">
      <style:text-properties officeooo:rsid="00320071"/>
    </style:style>
    <style:style style:name="T3" style:family="text">
      <style:text-properties fo:letter-spacing="0.028in"/>
    </style:style>
    <style:style style:name="T4" style:family="text">
      <style:text-properties fo:letter-spacing="0.028in" officeooo:rsid="003180fa"/>
    </style:style>
    <style:style style:name="T5" style:family="text">
      <style:text-properties fo:letter-spacing="0.028in" officeooo:rsid="0039eac1"/>
    </style:style>
    <style:style style:name="T6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T7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T8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9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T10" style:family="text">
      <style:text-properties fo:text-transform="uppercase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T11" style:family="text">
      <style:text-properties fo:text-transform="uppercase" fo:font-size="32pt" fo:letter-spacing="-0.0417in" officeooo:rsid="0015d340" style:font-size-asian="32pt" style:font-size-complex="32pt"/>
    </style:style>
    <style:style style:name="T12" style:family="text">
      <style:text-properties fo:text-transform="uppercase" fo:font-size="32pt" fo:font-weight="normal" officeooo:rsid="0015d340" style:font-size-asian="32pt" style:font-weight-asian="normal" style:font-size-complex="32pt" style:font-weight-complex="normal"/>
    </style:style>
    <style:style style:name="T13" style:family="text">
      <style:text-properties fo:text-transform="uppercase" fo:font-size="32pt" officeooo:rsid="0015d340" style:font-size-asian="32pt" style:font-size-complex="32pt"/>
    </style:style>
    <style:style style:name="T14" style:family="text">
      <style:text-properties fo:text-transform="uppercase" fo:font-size="96pt" fo:font-weight="normal" officeooo:rsid="0015d340" style:font-size-asian="92pt" style:font-weight-asian="normal" style:font-size-complex="92pt" style:font-weight-complex="normal"/>
    </style:style>
    <style:style style:name="T15" style:family="text">
      <style:text-properties fo:text-transform="uppercase" fo:font-size="96pt" officeooo:rsid="0015d340" style:font-size-asian="92pt" style:font-size-complex="92pt"/>
    </style:style>
    <style:style style:name="T16" style:family="text">
      <style:text-properties fo:text-transform="uppercase" fo:font-size="40pt" fo:font-weight="normal" officeooo:rsid="0015d340" style:font-size-asian="40pt" style:font-weight-asian="normal" style:font-size-complex="40pt" style:font-weight-complex="normal"/>
    </style:style>
    <style:style style:name="T17" style:family="text">
      <style:text-properties fo:text-transform="uppercase" fo:font-size="40pt" officeooo:rsid="0015d340" style:font-size-asian="40pt" style:font-size-complex="40pt"/>
    </style:style>
    <style:style style:name="T18" style:family="text">
      <style:text-properties fo:text-transform="uppercase" fo:font-size="44pt" fo:letter-spacing="-0.0417in" officeooo:rsid="0015d340" style:font-size-asian="44pt" style:font-size-complex="44pt"/>
    </style:style>
    <style:style style:name="T19" style:family="text">
      <style:text-properties officeooo:rsid="0039eac1"/>
    </style:style>
    <style:style style:name="fr1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1661in" svg:width="6.9181in" svg:height="6.6083in" draw:z-index="0"><draw:image xlink:href="Pictures/10000201000003C0000003C02F1000B9FA0C64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rsid="001a5ba5" officeooo:paragraph-rsid="0039eac1" fo:background-color="#f7d418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rsid="002fd806" officeooo:paragraph-rsid="0036ba07" fo:background-color="#f7d418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Comic Sans MS" fo:font-size="24pt" fo:font-weight="bold" officeooo:paragraph-rsid="002fd806" fo:background-color="#f7d418" style:font-size-asian="24pt" style:font-weight-asian="bold" style:font-size-complex="24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Comic Sans MS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35a256"/>
    </style:style>
    <style:style style:name="MT2" style:family="text">
      <style:text-properties officeooo:rsid="0039eac1"/>
    </style:style>
    <style:style style:name="MT3" style:family="text">
      <style:text-properties fo:letter-spacing="0.028in" officeooo:rsid="0039eac1"/>
    </style:style>
    <style:style style:name="MT4" style:family="text">
      <style:text-properties fo:letter-spacing="0.028in"/>
    </style:style>
    <style:style style:name="MT5" style:family="text">
      <style:text-properties fo:letter-spacing="0.028in" officeooo:rsid="003180fa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19"/></text:span>WOMENS RIGHTS <text:span text:style-name="MT1">RATIFIED <text:s text:c="19"/></text:span></text:p>
        <text:p text:style-name="MP2"><text:span text:style-name="MT2"><text:s text:c="5"/>+ REOCCURRING </text:span>MONEY FOR BEING A US CITIZEN <text:s text:c="5"/></text:p>
        <text:p text:style-name="MP3"><text:span text:style-name="MT3"><text:s text:c="3"/>+</text:span><text:span text:style-name="MT4">FREE EDUCATION <text:s text:c="16"/></text:span><text:span text:style-name="MT5">&amp; </text:span><text:span text:style-name="MT4">HEALTHCARE <text:s text:c="2"/></text:span></text:p>
      </style:header>
      <style:footer>
        <text:p text:style-name="MP4"><draw:frame draw:style-name="Mfr1" draw:name="Image2" text:anchor-type="paragraph" svg:y="1.7472in" svg:width="0.2335in" svg:height="0.178in" draw:z-index="1"><draw:image xlink:href="Pictures/100002010000001500000010F63809E9348AE5FB.png" xlink:type="simple" xlink:show="embed" xlink:actuate="onLoad"/></draw:fra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34M29S</meta:editing-duration>
    <meta:editing-cycles>40</meta:editing-cycles>
    <meta:generator>LibreOffice/5.0.6.2$Linux_x86 LibreOffice_project/00m0$Build-2</meta:generator>
    <dc:date>2016-07-12T11:49:13.205670823</dc:date>
    <dc:creator>Mathew Tyler</dc:creator>
    <meta:document-statistic meta:table-count="0" meta:image-count="2" meta:object-count="0" meta:page-count="1" meta:paragraph-count="4" meta:word-count="15" meta:character-count="165" meta:non-whitespace-character-count="80"/>
    <meta:template xlink:type="simple" xlink:actuate="onRequest" xlink:title="Blank" xlink:href="../../../../../../../../.config/libreoffice/4/user/template/Blank.ott" meta:date="2015-10-21T19:43:12.189641328"/>
  </office:meta>
</office:document-meta>
</file>